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dLibMoralePourVersionSQ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Par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.88" table:style-name="ce3">
            <text:p>16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1.7" table:style-name="ce3">
            <text:p>61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3.5" table:style-name="ce3">
            <text:p>5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.63" table:style-name="ce3">
            <text:p>20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.03" table:style-name="ce3">
            <text:p>78,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6.13" table:style-name="ce3">
            <text:p>46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.5" table:style-name="ce3">
            <text:p>36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75" table:style-name="ce3">
            <text:p>7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.45" table:style-name="ce3">
            <text:p>64,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.58" table:style-name="ce3">
            <text:p>49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.35" table:style-name="ce3">
            <text:p>61,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.13" table:style-name="ce3">
            <text:p>71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.68" table:style-name="ce3">
            <text:p>42,6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.88" table:style-name="ce3">
            <text:p>45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.63" table:style-name="ce3">
            <text:p>21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.9" table:style-name="ce3">
            <text:p>28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.08" table:style-name="ce3">
            <text:p>46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9.349999999999994" table:style-name="ce3">
            <text:p>79,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.3" table:style-name="ce3">
            <text:p>65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.63" table:style-name="ce3">
            <text:p>55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.880000000000003" table:style-name="ce3">
            <text:p>39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.3" table:style-name="ce3">
            <text:p>69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.75" table:style-name="ce3">
            <text:p>18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.33" table:style-name="ce3">
            <text:p>53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.5" table:style-name="ce3">
            <text:p>70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25" table:style-name="ce3">
            <text:p>46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.58" table:style-name="ce3">
            <text:p>76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.4" table:style-name="ce3">
            <text:p>5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3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.73" table:style-name="ce3">
            <text:p>53,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4.98" table:style-name="ce3">
            <text:p>74,9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.13" table:style-name="ce3">
            <text:p>28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.88" table:style-name="ce3">
            <text:p>44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.5" table:style-name="ce3">
            <text:p>34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.08" table:style-name="ce3">
            <text:p>53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.33" table:style-name="ce3">
            <text:p>46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.13" table:style-name="ce3">
            <text:p>59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.88" table:style-name="ce3">
            <text:p>50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.33" table:style-name="ce3">
            <text:p>66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.5" table:style-name="ce3">
            <text:p>2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.9" table:style-name="ce3">
            <text:p>38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3.13" table:style-name="ce3">
            <text:p>43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6.88" table:style-name="ce3">
            <text:p>16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.700000000000003" table:style-name="ce3">
            <text:p>37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5.38" table:style-name="ce3">
            <text:p>15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4.75" table:style-name="ce3">
            <text:p>64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6.8" table:style-name="ce3">
            <text:p>26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8.599999999999994" table:style-name="ce3">
            <text:p>78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.400000000000006" table:style-name="ce3">
            <text:p>6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.88" table:style-name="ce3">
            <text:p>41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8.2" table:style-name="ce3">
            <text:p>78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.630000000000003" table:style-name="ce3">
            <text:p>34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0.58" table:style-name="ce3">
            <text:p>60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.930000000000007" table:style-name="ce3">
            <text:p>69,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5.8" table:style-name="ce3">
            <text:p>4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.63" table:style-name="ce3">
            <text:p>46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9" table:style-name="ce3">
            <text:p>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1.38" table:style-name="ce3">
            <text:p>61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3.45" table:style-name="ce3">
            <text:p>43,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.38" table:style-name="ce3">
            <text:p>49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3.88" table:style-name="ce3">
            <text:p>43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5.63" table:style-name="ce3">
            <text:p>45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1.83" table:style-name="ce3">
            <text:p>51,8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.13" table:style-name="ce3">
            <text:p>44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2.45" table:style-name="ce3">
            <text:p>42,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9.88" table:style-name="ce3">
            <text:p>59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.03" table:style-name="ce3">
            <text:p>57,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.43" table:style-name="ce3">
            <text:p>21,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6.63" table:style-name="ce3">
            <text:p>16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" table:style-name="ce3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7.33" table:style-name="ce3">
            <text:p>57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2.95" table:style-name="ce3">
            <text:p>52,9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6.28" table:style-name="ce3">
            <text:p>46,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4.25" table:style-name="ce3">
            <text:p>64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.88" table:style-name="ce3">
            <text:p>53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0.85" table:style-name="ce3">
            <text:p>50,8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5.880000000000003" table:style-name="ce3">
            <text:p>35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1.08" table:style-name="ce3">
            <text:p>51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7.33" table:style-name="ce3">
            <text:p>37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.38" table:style-name="ce3">
            <text:p>46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.93" table:style-name="ce3">
            <text:p>15,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4.63" table:style-name="ce3">
            <text:p>44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.63" table:style-name="ce3">
            <text:p>59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3.9" table:style-name="ce3">
            <text:p>33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5.88" table:style-name="ce3">
            <text:p>45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2" table:style-name="ce3">
            <text:p>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2.63" table:style-name="ce3">
            <text:p>52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2.599999999999994" table:style-name="ce3">
            <text:p>72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4.13" table:style-name="ce3">
            <text:p>54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6.7" table:style-name="ce3">
            <text:p>46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.08" table:style-name="ce3">
            <text:p>25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8.83" table:style-name="ce3">
            <text:p>48,8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5.75" table:style-name="ce3">
            <text:p>25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1.55" table:style-name="ce3">
            <text:p>41,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5.2" table:style-name="ce3">
            <text:p>45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7.08" table:style-name="ce3">
            <text:p>27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5.75" table:style-name="ce3">
            <text:p>45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8.73" table:style-name="ce3">
            <text:p>28,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75.53" table:style-name="ce3">
            <text:p>75,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2.88" table:style-name="ce3">
            <text:p>52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47.08" table:style-name="ce3">
            <text:p>47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8.08" table:style-name="ce3">
            <text:p>48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0.03" table:style-name="ce3">
            <text:p>60,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0.08" table:style-name="ce3">
            <text:p>50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63" table:style-name="ce3">
            <text:p>27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9.58" table:style-name="ce3">
            <text:p>49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6.33" table:style-name="ce3">
            <text:p>36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8.03" table:style-name="ce3">
            <text:p>28,0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9.63" table:style-name="ce3">
            <text:p>59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5.25" table:style-name="ce3">
            <text:p>65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.63" table:style-name="ce3">
            <text:p>20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1.88" table:style-name="ce3">
            <text:p>41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3.93" table:style-name="ce3">
            <text:p>43,9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.05" table:style-name="ce3">
            <text:p>18,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1.75" table:style-name="ce3">
            <text:p>51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3.63" table:style-name="ce3">
            <text:p>43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4.13" table:style-name="ce3">
            <text:p>54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1.7" table:style-name="ce3">
            <text:p>91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9.08" table:style-name="ce3">
            <text:p>59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.630000000000003" table:style-name="ce3">
            <text:p>39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0.08" table:style-name="ce3">
            <text:p>50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83.8" table:style-name="ce3">
            <text:p>83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.63" table:style-name="ce3">
            <text:p>15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3.3" table:style-name="ce3">
            <text:p>2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7.6" table:style-name="ce3">
            <text:p>37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2" table:style-name="ce3">
            <text:p>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8.05" table:style-name="ce3">
            <text:p>58,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2.88" table:style-name="ce3">
            <text:p>52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6.58" table:style-name="ce3">
            <text:p>36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6.25" table:style-name="ce3">
            <text:p>46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48.43" table:style-name="ce3">
            <text:p>48,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48.75" table:style-name="ce3">
            <text:p>48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6.13" table:style-name="ce3">
            <text:p>46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7.63" table:style-name="ce3">
            <text:p>47,6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3.13" table:style-name="ce3">
            <text:p>53,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8.25" table:style-name="ce3">
            <text:p>48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6.08" table:style-name="ce3">
            <text:p>46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2.33" table:style-name="ce3">
            <text:p>62,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0" table:style-name="ce3">
            <text:p>7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2.25" table:style-name="ce3">
            <text:p>22,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1.43" table:style-name="ce3">
            <text:p>21,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1.9" table:style-name="ce3">
            <text:p>21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6.95" table:style-name="ce3">
            <text:p>66,9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2.38" table:style-name="ce3">
            <text:p>72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.38" table:style-name="ce3">
            <text:p>45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8.38" table:style-name="ce3">
            <text:p>48,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0.5" table:style-name="ce3">
            <text:p>80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0.75" table:style-name="ce3">
            <text:p>30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40.75" table:style-name="ce3">
            <text:p>40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5.75" table:style-name="ce3">
            <text:p>45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2.58" table:style-name="ce3">
            <text:p>42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6.880000000000003" table:style-name="ce3">
            <text:p>36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0.78" table:style-name="ce3">
            <text:p>50,7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0.049999999999997" table:style-name="ce3">
            <text:p>40,0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7.58" table:style-name="ce3">
            <text:p>47,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8.75" table:style-name="ce3">
            <text:p>88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.75" table:style-name="ce3">
            <text:p>50,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3.880000000000003" table:style-name="ce3">
            <text:p>33,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1.23" table:style-name="ce3">
            <text:p>11,2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3"/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4.08" table:style-name="ce3">
            <text:p>44,0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.5" table:style-name="ce4">
            <text:p>1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1.33" table:style-name="ce4">
            <text:p>61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3.13" table:style-name="ce4">
            <text:p>53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.25" table:style-name="ce4">
            <text:p>20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3.03" table:style-name="ce4">
            <text:p>83,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5" table:style-name="ce4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.130000000000003" table:style-name="ce4">
            <text:p>36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.130000000000001" table:style-name="ce4">
            <text:p>10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1.08" table:style-name="ce4">
            <text:p>71,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.95" table:style-name="ce4">
            <text:p>49,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6.48" table:style-name="ce4">
            <text:p>66,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.13" table:style-name="ce4">
            <text:p>72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.3" table:style-name="ce4">
            <text:p>42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.5" table:style-name="ce4">
            <text:p>45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.25" table:style-name="ce4">
            <text:p>21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.53" table:style-name="ce4">
            <text:p>28,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.7" table:style-name="ce4">
            <text:p>45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8.98" table:style-name="ce4">
            <text:p>78,9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.3" table:style-name="ce4">
            <text:p>65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.25" table:style-name="ce4">
            <text:p>55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.5" table:style-name="ce4">
            <text:p>39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8.930000000000007" table:style-name="ce4">
            <text:p>68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.88" table:style-name="ce4">
            <text:p>19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.45" table:style-name="ce4">
            <text:p>52,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.5" table:style-name="ce4">
            <text:p>70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.88" table:style-name="ce4">
            <text:p>45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6.58" table:style-name="ce4">
            <text:p>86,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3.28" table:style-name="ce4">
            <text:p>63,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.299999999999997" table:style-name="ce4">
            <text:p>39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.35" table:style-name="ce4">
            <text:p>53,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6.150000000000006" table:style-name="ce4">
            <text:p>76,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.25" table:style-name="ce4">
            <text:p>29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.38" table:style-name="ce4">
            <text:p>46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.5" table:style-name="ce4">
            <text:p>34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.45" table:style-name="ce4">
            <text:p>53,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.7" table:style-name="ce4">
            <text:p>46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.5" table:style-name="ce4">
            <text:p>59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4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.08" table:style-name="ce4">
            <text:p>71,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.13" table:style-name="ce4">
            <text:p>29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0.78" table:style-name="ce4">
            <text:p>40,7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2.75" table:style-name="ce4">
            <text:p>42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.25" table:style-name="ce4">
            <text:p>17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.200000000000003" table:style-name="ce4">
            <text:p>3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.5" table:style-name="ce4">
            <text:p>11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5.13" table:style-name="ce4">
            <text:p>65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6.8" table:style-name="ce4">
            <text:p>26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1.599999999999994" table:style-name="ce4">
            <text:p>81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.03" table:style-name="ce4">
            <text:p>69,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.5" table:style-name="ce4">
            <text:p>41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.150000000000006" table:style-name="ce4">
            <text:p>79,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.25" table:style-name="ce4">
            <text:p>34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.83" table:style-name="ce4">
            <text:p>65,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8.150000000000006" table:style-name="ce4">
            <text:p>68,1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5.43" table:style-name="ce4">
            <text:p>45,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.25" table:style-name="ce4">
            <text:p>49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8.63" table:style-name="ce4">
            <text:p>48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5.88" table:style-name="ce4">
            <text:p>65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3.83" table:style-name="ce4">
            <text:p>43,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" table:style-name="ce4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3.13" table:style-name="ce4">
            <text:p>43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5.25" table:style-name="ce4">
            <text:p>45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1.45" table:style-name="ce4">
            <text:p>51,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3.75" table:style-name="ce4">
            <text:p>43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2.45" table:style-name="ce4">
            <text:p>42,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.75" table:style-name="ce4">
            <text:p>64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6.35" table:style-name="ce4">
            <text:p>56,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.93" table:style-name="ce4">
            <text:p>22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.75" table:style-name="ce4">
            <text:p>17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2.63" table:style-name="ce4">
            <text:p>12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4.05" table:style-name="ce4">
            <text:p>64,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.08" table:style-name="ce4">
            <text:p>54,0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.53" table:style-name="ce4">
            <text:p>50,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6.38" table:style-name="ce4">
            <text:p>66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.5" table:style-name="ce4">
            <text:p>53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0.85" table:style-name="ce4">
            <text:p>50,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5.880000000000003" table:style-name="ce4">
            <text:p>35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0.7" table:style-name="ce4">
            <text:p>50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6.950000000000003" table:style-name="ce4">
            <text:p>36,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4">
            <text:p>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.93" table:style-name="ce4">
            <text:p>15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4.25" table:style-name="ce4">
            <text:p>44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.25" table:style-name="ce4">
            <text:p>59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3.9" table:style-name="ce4">
            <text:p>33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5.5" table:style-name="ce4">
            <text:p>45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" table:style-name="ce4">
            <text:p>2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2.25" table:style-name="ce4">
            <text:p>52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2.23" table:style-name="ce4">
            <text:p>72,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3.75" table:style-name="ce4">
            <text:p>53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6.33" table:style-name="ce4">
            <text:p>46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6.2" table:style-name="ce4">
            <text:p>2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8.45" table:style-name="ce4">
            <text:p>48,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5.75" table:style-name="ce4">
            <text:p>25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.299999999999997" table:style-name="ce4">
            <text:p>39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5.33" table:style-name="ce4">
            <text:p>55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6.2" table:style-name="ce4">
            <text:p>2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5.38" table:style-name="ce4">
            <text:p>45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8.73" table:style-name="ce4">
            <text:p>28,7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1.33" table:style-name="ce4">
            <text:p>81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2.5" table:style-name="ce4">
            <text:p>5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48.95" table:style-name="ce4">
            <text:p>48,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7.7" table:style-name="ce4">
            <text:p>47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9.65" table:style-name="ce4">
            <text:p>59,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9.7" table:style-name="ce4">
            <text:p>49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6.13" table:style-name="ce4">
            <text:p>26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8.83" table:style-name="ce4">
            <text:p>48,8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6.33" table:style-name="ce4">
            <text:p>36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.28" table:style-name="ce4">
            <text:p>27,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2.5" table:style-name="ce4">
            <text:p>6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6.38" table:style-name="ce4">
            <text:p>66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.63" table:style-name="ce4">
            <text:p>20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1.88" table:style-name="ce4">
            <text:p>41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3.93" table:style-name="ce4">
            <text:p>43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8.05" table:style-name="ce4">
            <text:p>18,0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1.75" table:style-name="ce4">
            <text:p>51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3.25" table:style-name="ce4">
            <text:p>43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5.63" table:style-name="ce4">
            <text:p>55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1.33" table:style-name="ce4">
            <text:p>91,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0.58" table:style-name="ce4">
            <text:p>60,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.630000000000003" table:style-name="ce4">
            <text:p>39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2.7" table:style-name="ce4">
            <text:p>52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86.93" table:style-name="ce4">
            <text:p>86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.63" table:style-name="ce4">
            <text:p>15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3.3" table:style-name="ce4">
            <text:p>2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7.229999999999997" table:style-name="ce4">
            <text:p>37,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6.5" table:style-name="ce4">
            <text:p>5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0.63" table:style-name="ce4">
            <text:p>60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4" table:style-name="ce4">
            <text:p>5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5.88" table:style-name="ce4">
            <text:p>45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49.55" table:style-name="ce4">
            <text:p>49,5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48.38" table:style-name="ce4">
            <text:p>48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5.75" table:style-name="ce4">
            <text:p>45,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7.25" table:style-name="ce4">
            <text:p>47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3.13" table:style-name="ce4">
            <text:p>53,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7.88" table:style-name="ce4">
            <text:p>47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5.7" table:style-name="ce4">
            <text:p>45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1.95" table:style-name="ce4">
            <text:p>61,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9.63" table:style-name="ce4">
            <text:p>69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2.25" table:style-name="ce4">
            <text:p>22,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1.43" table:style-name="ce4">
            <text:p>21,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1.9" table:style-name="ce4">
            <text:p>21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5.95" table:style-name="ce4">
            <text:p>65,9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0.88" table:style-name="ce4">
            <text:p>80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" table:style-name="ce4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7.5" table:style-name="ce4">
            <text:p>47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3.63" table:style-name="ce4">
            <text:p>83,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9.38" table:style-name="ce4">
            <text:p>29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40.380000000000003" table:style-name="ce4">
            <text:p>40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5.38" table:style-name="ce4">
            <text:p>45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2.58" table:style-name="ce4">
            <text:p>42,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6.880000000000003" table:style-name="ce4">
            <text:p>36,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8.03" table:style-name="ce4">
            <text:p>48,0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1.93" table:style-name="ce4">
            <text:p>41,9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7.58" table:style-name="ce4">
            <text:p>47,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4.5" table:style-name="ce4">
            <text:p>84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.38" table:style-name="ce4">
            <text:p>50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5.380000000000003" table:style-name="ce4">
            <text:p>35,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1.23" table:style-name="ce4">
            <text:p>11,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3"/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3.7" table:style-name="ce4">
            <text:p>4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59" table:style-name="ce4">
            <text:p>9,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.62" table:style-name="ce4">
            <text:p>74,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.69" table:style-name="ce4">
            <text:p>54,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.35" table:style-name="ce4">
            <text:p>34,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.53" table:style-name="ce4">
            <text:p>84,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0.96" table:style-name="ce4">
            <text:p>50,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.09" table:style-name="ce4">
            <text:p>46,0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.86" table:style-name="ce4">
            <text:p>12,8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.819999999999993" table:style-name="ce4">
            <text:p>77,8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.13" table:style-name="ce4">
            <text:p>55,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.8" table:style-name="ce4">
            <text:p>82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.06" table:style-name="ce4">
            <text:p>86,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.47" table:style-name="ce4">
            <text:p>42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.52" table:style-name="ce4">
            <text:p>47,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.55" table:style-name="ce4">
            <text:p>21,5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.38" table:style-name="ce4">
            <text:p>31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.7" table:style-name="ce4">
            <text:p>47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0.82" table:style-name="ce4">
            <text:p>90,8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.3" table:style-name="ce4">
            <text:p>62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.36" table:style-name="ce4">
            <text:p>60,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.53" table:style-name="ce4">
            <text:p>49,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4.459999999999994" table:style-name="ce4">
            <text:p>74,4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.05" table:style-name="ce4">
            <text:p>16,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6.8" table:style-name="ce4">
            <text:p>66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.38" table:style-name="ce4">
            <text:p>45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.6" table:style-name="ce4">
            <text:p>41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1.94" table:style-name="ce4">
            <text:p>91,9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2.430000000000007" table:style-name="ce4">
            <text:p>72,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.86" table:style-name="ce4">
            <text:p>36,8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0.34" table:style-name="ce4">
            <text:p>70,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.150000000000006" table:style-name="ce4">
            <text:p>81,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.14" table:style-name="ce4">
            <text:p>38,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.38" table:style-name="ce4">
            <text:p>54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.75" table:style-name="ce4">
            <text:p>35,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.03" table:style-name="ce4">
            <text:p>62,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.65" table:style-name="ce4">
            <text:p>45,6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3.040000000000006" table:style-name="ce4">
            <text:p>73,0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.53" table:style-name="ce4">
            <text:p>43,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.39" table:style-name="ce4">
            <text:p>83,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6.73" table:style-name="ce4">
            <text:p>26,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.31" table:style-name="ce4">
            <text:p>38,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9.479999999999997" table:style-name="ce4">
            <text:p>39,4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.42" table:style-name="ce4">
            <text:p>24,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7.38" table:style-name="ce4">
            <text:p>47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.14" table:style-name="ce4">
            <text:p>12,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2.37" table:style-name="ce4">
            <text:p>72,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.03" table:style-name="ce4">
            <text:p>27,0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6.05" table:style-name="ce4">
            <text:p>86,0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.02" table:style-name="ce4">
            <text:p>72,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.630000000000003" table:style-name="ce4">
            <text:p>37,6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3.680000000000007" table:style-name="ce4">
            <text:p>73,6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4.57" table:style-name="ce4">
            <text:p>44,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5.569999999999993" table:style-name="ce4">
            <text:p>75,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5" table:style-name="ce4">
            <text:p>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.62" table:style-name="ce4">
            <text:p>43,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4">
            <text:p>7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0.62" table:style-name="ce4">
            <text:p>50,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.42" table:style-name="ce4">
            <text:p>74,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8.6" table:style-name="ce4">
            <text:p>48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7.69" table:style-name="ce4">
            <text:p>47,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5.96" table:style-name="ce4">
            <text:p>35,9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1.12" table:style-name="ce4">
            <text:p>51,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.12" table:style-name="ce4">
            <text:p>44,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1.11" table:style-name="ce4">
            <text:p>41,1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.84" table:style-name="ce4">
            <text:p>60,8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.27" table:style-name="ce4">
            <text:p>69,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1.39" table:style-name="ce4">
            <text:p>51,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0.61" table:style-name="ce4">
            <text:p>30,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5.51" table:style-name="ce4">
            <text:p>15,5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.8" table:style-name="ce4">
            <text:p>21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.39" table:style-name="ce4">
            <text:p>74,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.989999999999995" table:style-name="ce4">
            <text:p>65,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.27" table:style-name="ce4">
            <text:p>74,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.61" table:style-name="ce4">
            <text:p>84,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2.06" table:style-name="ce4">
            <text:p>62,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3.53" table:style-name="ce4">
            <text:p>53,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.58" table:style-name="ce4">
            <text:p>29,5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9.22" table:style-name="ce4">
            <text:p>49,2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3.19" table:style-name="ce4">
            <text:p>53,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8.52" table:style-name="ce4">
            <text:p>48,5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6.02" table:style-name="ce4">
            <text:p>16,0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8.26" table:style-name="ce4">
            <text:p>38,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63.98" table:style-name="ce4">
            <text:p>63,9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8.2" table:style-name="ce4">
            <text:p>48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6.33" table:style-name="ce4">
            <text:p>46,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.98" table:style-name="ce4">
            <text:p>17,9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.56" table:style-name="ce4">
            <text:p>59,5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7.61" table:style-name="ce4">
            <text:p>87,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4.78" table:style-name="ce4">
            <text:p>64,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9.7" table:style-name="ce4">
            <text:p>49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4.53" table:style-name="ce4">
            <text:p>34,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6.47" table:style-name="ce4">
            <text:p>46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.28" table:style-name="ce4">
            <text:p>20,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0.3" table:style-name="ce4">
            <text:p>50,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0.73" table:style-name="ce4">
            <text:p>70,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2.06" table:style-name="ce4">
            <text:p>32,0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0.74" table:style-name="ce4">
            <text:p>40,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4.44" table:style-name="ce4">
            <text:p>24,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5.14" table:style-name="ce4">
            <text:p>85,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7.74" table:style-name="ce4">
            <text:p>57,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46.7" table:style-name="ce4">
            <text:p>46,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4.4" table:style-name="ce4">
            <text:p>54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6.28" table:style-name="ce4">
            <text:p>56,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3.41" table:style-name="ce4">
            <text:p>53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9.79" table:style-name="ce4">
            <text:p>29,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7.59" table:style-name="ce4">
            <text:p>47,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6.15" table:style-name="ce4">
            <text:p>46,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5.5" table:style-name="ce4">
            <text:p>35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6.150000000000006" table:style-name="ce4">
            <text:p>76,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6.45" table:style-name="ce4">
            <text:p>76,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5.77" table:style-name="ce4">
            <text:p>15,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2.340000000000003" table:style-name="ce4">
            <text:p>32,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6.729999999999997" table:style-name="ce4">
            <text:p>36,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2.2" table:style-name="ce4">
            <text:p>22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2" table:style-name="ce4">
            <text:p>55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5.409999999999997" table:style-name="ce4">
            <text:p>35,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6.38" table:style-name="ce4">
            <text:p>56,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5.44" table:style-name="ce4">
            <text:p>95,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7.47" table:style-name="ce4">
            <text:p>67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0.4" table:style-name="ce4">
            <text:p>40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4.22" table:style-name="ce4">
            <text:p>64,2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5.43" table:style-name="ce4">
            <text:p>95,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0.47" table:style-name="ce4">
            <text:p>20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9.78" table:style-name="ce4">
            <text:p>19,7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3.5" table:style-name="ce4">
            <text:p>33,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7.73" table:style-name="ce4">
            <text:p>57,7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9.2" table:style-name="ce4">
            <text:p>69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5.47" table:style-name="ce4">
            <text:p>45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2.659999999999997" table:style-name="ce4">
            <text:p>32,6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6.64" table:style-name="ce4">
            <text:p>46,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53.43" table:style-name="ce4">
            <text:p>53,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7.2" table:style-name="ce4">
            <text:p>57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4.12" table:style-name="ce4">
            <text:p>44,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1.15" table:style-name="ce4">
            <text:p>51,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61.43" table:style-name="ce4">
            <text:p>61,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6.36" table:style-name="ce4">
            <text:p>46,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3.32" table:style-name="ce4">
            <text:p>53,3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4.239999999999995" table:style-name="ce4">
            <text:p>64,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6.47" table:style-name="ce4">
            <text:p>76,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5.13" table:style-name="ce4">
            <text:p>15,1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4.79" table:style-name="ce4">
            <text:p>14,7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6.39" table:style-name="ce4">
            <text:p>36,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1.69" table:style-name="ce4">
            <text:p>71,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3.28" table:style-name="ce4">
            <text:p>83,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4.8" table:style-name="ce4">
            <text:p>44,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0.29" table:style-name="ce4">
            <text:p>50,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3.21" table:style-name="ce4">
            <text:p>83,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43.4" table:style-name="ce4">
            <text:p>43,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7.6" table:style-name="ce4">
            <text:p>57,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8.35" table:style-name="ce4">
            <text:p>48,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6.89" table:style-name="ce4">
            <text:p>26,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2.14" table:style-name="ce4">
            <text:p>42,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38.770000000000003" table:style-name="ce4">
            <text:p>38,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2.88" table:style-name="ce4">
            <text:p>52,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9.99" table:style-name="ce4">
            <text:p>89,9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5.43" table:style-name="ce4">
            <text:p>45,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7.9" table:style-name="ce4">
            <text:p>37,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0.19" table:style-name="ce4">
            <text:p>10,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0.89" table:style-name="ce4">
            <text:p>40,8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meta:creation-date>2022-02-21T14:01:13Z</meta:creation-date>
    <dc:date>2022-03-14T12:31:43Z</dc:date>
    <meta:editing-cycles>20</meta:editing-cycles>
    <meta:editing-duration>PT8902S</meta:editing-duration>
  </office:meta>
</office:document-meta>
</file>